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Body">
      <style:text-properties style:font-name="Times New Roman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2pt" officeooo:paragraph-rsid="00034693" style:font-size-asian="12pt" style:font-size-complex="12pt"/>
    </style:style>
    <style:style style:name="P12" style:family="paragraph" style:parent-style-name="Frame_20_contents">
      <style:text-properties style:text-underline-style="none" fo:font-weight="normal" officeooo:paragraph-rsid="00034693" style:font-weight-asian="normal" style:font-weight-complex="normal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" fo:font-size="12pt" fo:font-weight="bold" officeooo:paragraph-rsid="0003469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34693" style:font-size-asian="10.5pt" style:font-weight-asian="bold" style:font-weight-complex="bold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text-underline-style="none" fo:font-weight="normal" officeooo:paragraph-rsid="00034693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-asian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1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letter-spacing="normal" fo:language="fr" fo:country="FR" fo:font-style="normal" officeooo:rsid="0084aa93" style:font-size-asian="11pt" style:font-style-asian="normal" style:font-name-complex="Arial" style:font-size-complex="11pt" style:font-style-complex="italic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Date">urbanEventObj.getFormattedDate(withCityNamePrefix=True)</text:text-input></text:p>
      <text:p text:style-name="Urban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3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T6">COPIE POUR INFORMATION A :</text:span></text:p>
            <text:p text:style-name="P12"/>
            <text:p text:style-name="P11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  <text:p text:style-name="P14">RECOMMANDE</text:p>
          </table:table-cell>
        </table:table-row>
      </table:table>
      <text:p text:style-name="UrbanBody"/>
      <text:p text:style-name="UrbanBody"/>
      <text:p text:style-name="UrbanTitle">Délibération refus de régularisation PU</text:p>
      <text:p text:style-name="UrbanTitle"/>
      <text:p text:style-name="UrbanBody"><text:span text:style-name="T5"><office:annotation><dc:creator>Gauthier Bastien</dc:creator><dc:date>2011-01-13T14:56:41</dc:date><text:p text:style-name="P16"><text:span text:style-name="T16">do text</text:span></text:p><text:p text:style-name="P16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9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8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self.getPortionOutsText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oft-page-break/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/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6"><text:span text:style-name="T1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03:47.949605473</dc:date>
    <dc:language>fr-FR</dc:language>
    <meta:editing-cycles>76</meta:editing-cycles>
    <meta:editing-duration>P1DT8H21M28S</meta:editing-duration>
    <meta:document-statistic meta:table-count="1" meta:image-count="0" meta:object-count="0" meta:page-count="2" meta:paragraph-count="26" meta:word-count="333" meta:character-count="2447" meta:non-whitespace-character-count="2142"/>
    <meta:user-defined meta:name="Info 1"/>
    <meta:user-defined meta:name="Info 2"/>
    <meta:user-defined meta:name="Info 3"/>
    <meta:user-defined meta:name="Info 4"/>
  </office:meta>
</office:document-meta>
</file>